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68cm" fo:min-width="3.945cm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1.274cm" fo:min-width="1.27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1.274cm" fo:min-width="1.2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="solid" draw:fill-color="#ffff38" draw:textarea-horizontal-align="justify" draw:textarea-vertical-align="middle" draw:auto-grow-height="false" fo:min-height="1.528cm" fo:min-width="3.183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1.147cm" fo:min-width="2.2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fill="solid" draw:fill-color="#00a933" draw:textarea-horizontal-align="justify" draw:textarea-vertical-align="middle" draw:auto-grow-height="false" fo:min-height="0.766cm" fo:min-width="4.326cm"/>
      <style:paragraph-properties style:writing-mode="lr-tb"/>
    </style:style>
    <style:style style:name="gr12" style:family="graphic" style:parent-style-name="standard">
      <style:graphic-properties draw:fill="solid" draw:fill-color="#ffb66c" draw:textarea-horizontal-align="justify" draw:textarea-vertical-align="middle" draw:auto-grow-height="false" fo:min-height="0.766cm" fo:min-width="3.183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top" draw:auto-grow-height="false" fo:min-height="4.043cm" fo:min-width="4.58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top" draw:auto-grow-height="false" fo:min-height="4.043cm" fo:min-width="3.945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top" draw:auto-grow-height="false" fo:min-height="4.043cm" fo:min-width="4.199cm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.766cm" fo:min-width="3.18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465cm" fo:min-width="0.39cm"/>
    </style:style>
    <style:style style:name="gr19" style:family="graphic" style:parent-style-name="standard">
      <style:graphic-properties draw:fill="solid" draw:fill-color="#ff8000" draw:textarea-horizontal-align="justify" draw:textarea-vertical-align="middle" draw:auto-grow-height="false" fo:min-height="0.766cm" fo:min-width="3.183cm"/>
      <style:paragraph-properties style:writing-mode="lr-tb"/>
    </style:style>
    <style:style style:name="gr20" style:family="graphic" style:parent-style-name="standard">
      <style:graphic-properties draw:fill="solid" draw:fill-color="#dddddd" draw:textarea-horizontal-align="justify" draw:textarea-vertical-align="middle" draw:auto-grow-height="false" fo:min-height="1.02cm" fo:min-width="2.294cm"/>
      <style:paragraph-properties style:writing-mode="lr-tb"/>
    </style:style>
    <style:style style:name="gr21" style:family="graphic" style:parent-style-name="standard">
      <style:graphic-properties draw:fill="solid" draw:fill-color="#3faf46" draw:textarea-horizontal-align="justify" draw:textarea-vertical-align="middle" draw:auto-grow-height="false" fo:min-height="0.766cm" fo:min-width="4.199cm"/>
      <style:paragraph-properties style:writing-mode="lr-tb"/>
    </style:style>
    <style:style style:name="gr22" style:family="graphic" style:parent-style-name="standard">
      <style:graphic-properties draw:fill="solid" draw:fill-color="#bbe33d" draw:textarea-horizontal-align="justify" draw:textarea-vertical-align="middle" draw:auto-grow-height="false" fo:min-height="0.766cm" fo:min-width="3.183cm"/>
      <style:paragraph-properties style:writing-mode="lr-tb"/>
    </style:style>
    <style:style style:name="gr23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294cm"/>
      <style:paragraph-properties style:writing-mode="lr-tb"/>
    </style:style>
    <style:style style:name="gr24" style:family="graphic" style:parent-style-name="standard">
      <style:graphic-properties draw:fill="solid" draw:fill-color="#ffff38" draw:textarea-horizontal-align="justify" draw:textarea-vertical-align="middle" draw:auto-grow-height="false" fo:min-height="1.147cm" fo:min-width="2.2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1d41a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ffff38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solid" draw:fill-color="#00a933"/>
      <style:paragraph-properties fo:text-align="center"/>
      <style:text-properties fo:font-size="18pt"/>
    </style:style>
    <style:style style:name="P13" style:family="paragraph">
      <loext:graphic-properties draw:fill="solid" draw:fill-color="#ffb66c"/>
      <style:paragraph-properties fo:text-align="center"/>
      <style:text-properties fo:font-size="18pt"/>
    </style:style>
    <style:style style:name="P14" style:family="paragraph">
      <style:paragraph-properties fo:text-align="start" style:writing-mode="lr-tb"/>
      <style:text-properties fo:font-size="18pt"/>
    </style:style>
    <style:style style:name="P15" style:family="paragraph">
      <loext:graphic-properties draw:fill="none"/>
      <style:paragraph-properties fo:text-align="start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7" style:family="paragraph">
      <loext:graphic-properties draw:fill="solid" draw:fill-color="#729fcf"/>
      <style:paragraph-properties fo:text-align="center"/>
      <style:text-properties fo:font-size="18pt"/>
    </style:style>
    <style:style style:name="P18" style:family="paragraph">
      <loext:graphic-properties draw:fill="solid" draw:fill-color="#ff8000"/>
      <style:paragraph-properties fo:text-align="center"/>
      <style:text-properties fo:font-size="18pt"/>
    </style:style>
    <style:style style:name="P19" style:family="paragraph">
      <loext:graphic-properties draw:fill="solid" draw:fill-color="#dddddd"/>
      <style:paragraph-properties fo:text-align="center" style:writing-mode="lr-tb"/>
      <style:text-properties fo:font-size="18pt"/>
    </style:style>
    <style:style style:name="P20" style:family="paragraph">
      <loext:graphic-properties draw:fill="solid" draw:fill-color="#3faf46"/>
      <style:paragraph-properties fo:text-align="center"/>
      <style:text-properties fo:font-size="18pt"/>
    </style:style>
    <style:style style:name="P21" style:family="paragraph">
      <loext:graphic-properties draw:fill="solid" draw:fill-color="#bbe33d"/>
      <style:paragraph-properties fo:text-align="center"/>
      <style:text-properties fo:font-size="18pt"/>
    </style:style>
    <style:style style:name="P22" style:family="paragraph"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999999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solid" draw:fill-color="#ffff38"/>
      <style:paragraph-properties fo:text-align="center" style:writing-mode="lr-tb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45cm" svg:height="4.318cm" svg:x="5.572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5.953cm" svg:y="9.255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683cm" svg:height="0.962cm" svg:x="5.318cm" svg:y="5.953cm">
          <draw:text-box>
            <text:p>Worker 1</text:p>
          </draw:text-box>
        </draw:frame>
        <draw:custom-shape draw:style-name="gr1" draw:text-style-name="P1" draw:layer="layout" svg:width="4.445cm" svg:height="4.318cm" svg:x="12.303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2.684cm" svg:y="9.12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683cm" svg:height="0.962cm" svg:x="12.049cm" svg:y="5.953cm">
          <draw:text-box>
            <text:p>Worker 2</text:p>
          </draw:text-box>
        </draw:frame>
        <draw:custom-shape draw:style-name="gr4" draw:text-style-name="P4" draw:layer="layout" svg:width="1.778cm" svg:height="1.524cm" svg:x="7.985cm" svg:y="9.382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103cm" svg:height="0.962cm" svg:x="15.224cm" svg:y="14.843cm">
          <draw:text-box>
            <text:p>Replication factor: 2</text:p>
          </draw:text-box>
        </draw:frame>
        <draw:custom-shape draw:style-name="gr6" draw:text-style-name="P5" draw:layer="layout" svg:width="3.683cm" svg:height="1.778cm" svg:x="5.826cm" svg:y="7.35cm">
          <text:p text:style-name="P1">Executor 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683cm" svg:height="1.778cm" svg:x="12.684cm" svg:y="7.223cm">
          <text:p text:style-name="P1">Executor 2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445cm" svg:height="4.318cm" svg:x="18.145cm" svg:y="7.0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683cm" svg:height="0.962cm" svg:x="17.891cm" svg:y="5.953cm">
          <draw:text-box>
            <text:p>Worker 3</text:p>
          </draw:text-box>
        </draw:frame>
        <draw:custom-shape draw:style-name="gr6" draw:text-style-name="P5" draw:layer="layout" svg:width="3.683cm" svg:height="1.778cm" svg:x="18.526cm" svg:y="7.223cm">
          <text:p text:style-name="P1">Executor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4.318cm" svg:x="23.733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683cm" svg:height="0.962cm" svg:x="23.479cm" svg:y="6.207cm">
          <draw:text-box>
            <text:p>Worker 4</text:p>
          </draw:text-box>
        </draw:frame>
        <draw:custom-shape draw:style-name="gr6" draw:text-style-name="P5" draw:layer="layout" svg:width="3.683cm" svg:height="1.778cm" svg:x="24.114cm" svg:y="7.477cm">
          <text:p text:style-name="P1">Executor 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1.524cm" svg:x="24.241cm" svg:y="9.763cm">
          <text:p text:style-name="P1">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20.367cm" svg:y1="11.414cm" svg:x2="7.794cm" svg:y2="11.414cm" draw:start-shape="id1" draw:start-glue-point="2" draw:end-shape="id2" draw:end-glue-point="2" svg:d="M20367 11414v501h-12573v-501" svg:viewBox="0 0 12574 502">
          <text:p/>
        </draw:connector>
      </draw:page>
      <draw:page draw:name="page2" draw:style-name="dp1" draw:master-page-name="Default">
        <draw:custom-shape draw:style-name="gr1" draw:text-style-name="P1" draw:layer="layout" svg:width="4.445cm" svg:height="4.318cm" svg:x="5.572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5.953cm" svg:y="9.255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683cm" svg:height="0.962cm" svg:x="5.318cm" svg:y="5.953cm">
          <draw:text-box>
            <text:p>Worker 1</text:p>
          </draw:text-box>
        </draw:frame>
        <draw:custom-shape draw:style-name="gr1" draw:text-style-name="P1" draw:layer="layout" svg:width="4.445cm" svg:height="4.318cm" svg:x="12.303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2.684cm" svg:y="9.12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683cm" svg:height="0.962cm" svg:x="12.049cm" svg:y="5.953cm">
          <draw:text-box>
            <text:p>Worker 2</text:p>
          </draw:text-box>
        </draw:frame>
        <draw:frame draw:style-name="gr5" draw:text-style-name="P3" draw:layer="layout" svg:width="6.103cm" svg:height="0.962cm" svg:x="15.224cm" svg:y="14.843cm">
          <draw:text-box>
            <text:p>Replication factor: 2</text:p>
          </draw:text-box>
        </draw:frame>
        <draw:custom-shape draw:style-name="gr6" draw:text-style-name="P5" draw:layer="layout" svg:width="3.683cm" svg:height="1.778cm" svg:x="5.826cm" svg:y="7.35cm">
          <text:p text:style-name="P1">Executo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4.318cm" svg:x="18.145cm" svg:y="7.0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683cm" svg:height="0.962cm" svg:x="17.891cm" svg:y="5.953cm">
          <draw:text-box>
            <text:p>Worker 3</text:p>
          </draw:text-box>
        </draw:frame>
        <draw:custom-shape draw:style-name="gr1" draw:text-style-name="P1" draw:layer="layout" svg:width="4.445cm" svg:height="4.318cm" svg:x="23.733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683cm" svg:height="0.962cm" svg:x="23.479cm" svg:y="6.207cm">
          <draw:text-box>
            <text:p>Worker 4</text:p>
          </draw:text-box>
        </draw:frame>
        <draw:custom-shape draw:style-name="gr4" draw:text-style-name="P4" draw:layer="layout" svg:width="1.778cm" svg:height="1.524cm" svg:x="24.241cm" svg:y="9.76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1.524cm" svg:x="20.177cm" svg:y="9.255cm">
          <text:p text:style-name="P1">2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9.431cm" svg:height="2.384cm" svg:x="5.445cm" svg:y="2.651cm">
          <draw:text-box>
            <text:p>IMPORTANT: Number of partitions &gt;= Number of HDFS blocks</text:p>
          </draw:text-box>
        </draw:frame>
      </draw:page>
      <draw:page draw:name="page3" draw:style-name="dp1" draw:master-page-name="Default">
        <draw:custom-shape draw:style-name="gr9" draw:text-style-name="P8" draw:layer="layout" svg:width="2.794cm" svg:height="1.397cm" svg:x="14.716cm" svg:y="18.399cm">
          <text:p text:style-name="P7">Driver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5.461cm" svg:height="1.673cm" svg:x="10.271cm" svg:y="1cm">
          <draw:text-box>
            <text:p text:style-name="P9"><text:span text:style-name="T1">SPAR</text:span><text:span text:style-name="T1">K</text:span></text:p>
          </draw:text-box>
        </draw:frame>
        <draw:custom-shape draw:style-name="gr11" draw:text-style-name="P12" draw:layer="layout" svg:width="4.826cm" svg:height="1.016cm" svg:x="1.762cm" svg:y="18.883cm">
          <text:p text:style-name="P11">ClusterManager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683cm" svg:height="1.016cm" svg:x="7.023cm" svg:y="18.883cm">
          <text:p text:style-name="P11">DataNode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08cm" svg:height="4.293cm" svg:x="3.286cm" svg:y="6.826cm">
          <text:p text:style-name="P14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445cm" svg:height="4.293cm" svg:x="10.017cm" svg:y="6.801cm">
          <text:p text:style-name="P14"><text:span text:style-name="T2">Worker Node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699cm" svg:height="4.293cm" svg:x="14.716cm" svg:y="6.826cm">
          <text:p text:style-name="P16"><text:span text:style-name="T2">Worker </text:span><text:span text:style-name="T2">Node 2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699cm" svg:height="4.293cm" svg:x="19.669cm" svg:y="6.801cm">
          <text:p text:style-name="P16"><text:span text:style-name="T2">Worker </text:span><text:span text:style-name="T2">Node 3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683cm" svg:height="1.016cm" svg:x="7.023cm" svg:y="18.883cm">
          <text:p text:style-name="P11">Executo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683cm" svg:height="1.016cm" svg:x="7.323cm" svg:y="18.383cm">
          <text:p text:style-name="P11">Executo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683cm" svg:height="1.016cm" svg:x="8.023cm" svg:y="17.883cm">
          <text:p text:style-name="P11">Executor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08cm" svg:height="4.293cm" svg:x="10.779cm" svg:y="12.43cm">
          <text:p text:style-name="P14"><text:span text:style-name="T2">Client Nod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7" draw:text-style-name="P10" draw:layer="layout" svg:width="12.446cm" svg:height="3.095cm" svg:x="8.271cm" svg:y="1cm">
          <draw:text-box>
            <text:p text:style-name="P9"><text:span text:style-name="T1">SPAR</text:span><text:span text:style-name="T1">K + </text:span><text:span text:style-name="T1">HADO</text:span><text:span text:style-name="T1">OP</text:span></text:p>
          </draw:text-box>
        </draw:frame>
        <draw:custom-shape draw:style-name="gr13" draw:text-style-name="P15" draw:layer="layout" svg:width="5.08cm" svg:height="4.293cm" svg:x="3.286cm" svg:y="5.725cm">
          <text:p text:style-name="P14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445cm" svg:height="4.293cm" svg:x="10.017cm" svg:y="5.7cm">
          <text:p text:style-name="P14"><text:span text:style-name="T2">Node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699cm" svg:height="4.293cm" svg:x="14.716cm" svg:y="5.725cm">
          <text:p text:style-name="P14"><text:span text:style-name="T2">Node 2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699cm" svg:height="4.293cm" svg:x="19.669cm" svg:y="5.7cm">
          <text:p text:style-name="P14"><text:span text:style-name="T2">Node 3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89cm" svg:height="1.143cm" svg:x="11.641cm" svg:y="18.7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8" draw:layer="layout" svg:width="3.683cm" svg:height="1.016cm" svg:x="2.105cm" svg:y="18.983cm">
          <text:p text:style-name="P11">NameNode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683cm" svg:height="1.016cm" svg:x="6.223cm" svg:y="18.983cm">
          <text:p text:style-name="P11">DataNode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683cm" svg:height="1.016cm" svg:x="6.223cm" svg:y="18.983cm">
          <text:p text:style-name="P11">DataNod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89cm" svg:height="1.143cm" svg:x="12.041cm" svg:y="18.6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" draw:layer="layout" svg:width="0.889cm" svg:height="1.143cm" svg:x="12.441cm" svg:y="18.4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3" draw:layer="layout" svg:width="3.683cm" svg:height="1.016cm" svg:x="6.523cm" svg:y="18.583cm">
          <text:p text:style-name="P11">DataNode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683cm" svg:height="1.016cm" svg:x="6.923cm" svg:y="18.283cm">
          <text:p text:style-name="P11">DataNode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794cm" svg:height="1.27cm" svg:x="18.295cm" svg:y="16.854cm">
          <text:p text:style-name="P7"><text:span text:style-name="T2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4.699cm" svg:height="1.016cm" svg:x="1.581cm" svg:y="17.127cm">
          <text:p text:style-name="P11"><text:span text:style-name="T3">Resource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683cm" svg:height="1.016cm" svg:x="7.023cm" svg:y="17.084cm">
          <text:p text:style-name="P11"><text:span text:style-name="T3">NodeManag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2.794cm" svg:height="1.27cm" svg:x="15.097cm" svg:y="16.854cm">
          <text:p text:style-name="P22"><text:span text:style-name="T4">App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3.683cm" svg:height="1.016cm" svg:x="7.481cm" svg:y="16.695cm">
          <text:p text:style-name="P11"><text:span text:style-name="T3">Node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683cm" svg:height="1.016cm" svg:x="8.255cm" svg:y="16.265cm">
          <text:p text:style-name="P11"><text:span text:style-name="T3">NodeManag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794cm" svg:height="1.27cm" svg:x="18.595cm" svg:y="16.554cm">
          <text:p text:style-name="P7"><text:span text:style-name="T2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2.794cm" svg:height="1.27cm" svg:x="18.995cm" svg:y="16.254cm">
          <text:p text:style-name="P7"><text:span text:style-name="T2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5.08cm" svg:height="4.293cm" svg:x="10.879cm" svg:y="10.83cm">
          <text:p text:style-name="P14"><text:span text:style-name="T2">Client </text:span><text:span text:style-name="T2">Node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2.794cm" svg:height="1.397cm" svg:x="25.13cm" svg:y="17.891cm">
          <text:p text:style-name="P7">Driver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683cm" svg:height="1.016cm" svg:x="19.823cm" svg:y="19.283cm">
          <text:p text:style-name="P11">DataNode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683cm" svg:height="1.016cm" svg:x="19.823cm" svg:y="19.283cm">
          <text:p text:style-name="P11">Executo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683cm" svg:height="1.016cm" svg:x="20.123cm" svg:y="18.783cm">
          <text:p text:style-name="P11">Executo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683cm" svg:height="1.016cm" svg:x="20.823cm" svg:y="18.283cm">
          <text:p text:style-name="P11">Execut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16:19:14.786182033</meta:creation-date>
    <dc:date>2022-09-23T15:01:06.215705627</dc:date>
    <meta:editing-duration>PT11H11M37S</meta:editing-duration>
    <meta:editing-cycles>14</meta:editing-cycles>
    <meta:generator>LibreOffice/6.4.7.2$Linux_X86_64 LibreOffice_project/40$Build-2</meta:generator>
    <meta:document-statistic meta:object-count="72"/>
  </office:meta>
</office:document-meta>
</file>